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Alien Encounters" svg:font-family="'Alien Encounters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simov" svg:font-family="Asimov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Asimov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simov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simov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11.406cm" svg:height="2.846cm" svg:x="2.813cm" svg:y="7.133cm"><text:p text:style-name="P1"><text:span text:style-name="T1">SIMON</text:span></text:p><text:p text:style-name="P1"><text:span text:style-name="T1"><text:s/></text:span></text:p><draw:enhanced-geometry svg:viewBox="0 0 21600 21600" draw:text-areas="0 0 21600 21600" draw:text-path="true" draw:text-path-mode="shape" draw:text-path-scale="path" draw:text-path-same-letter-heights="false" draw:mirror-horizontal="false" draw:mirror-vertical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Alien Encounters" svg:font-family="'Alien Encounters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simov" svg:font-family="Asimov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33333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Schreiber</meta:initial-creator>
    <meta:creation-date>2016-04-30T18:12:45.866000000</meta:creation-date>
    <dc:date>2016-04-30T22:56:13.685000000</dc:date>
    <dc:creator>Jan Schreiber</dc:creator>
    <meta:editing-duration>PT4H13M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1.1$Windows_x86 LibreOffice_project/d7dbbd7842e6a58b0f521599204e827654e1fb8b</meta:generator>
  </office:meta>
</office:document-meta>
</file>